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Créer un algorithme qui demande le caractère de la croix et la taille de la croix et qui l'affiche :</text:p>
      <text:p text:style-name="Standard"/>
      <text:p text:style-name="Standard"><text:span text:style-name="T1">ALGORITHME :</text:span> Exo_Croix</text:p>
      <text:p text:style-name="Standard"/>
      <text:p text:style-name="Standard"><text:span text:style-name="T1">//BUT :</text:span> Algorithme qui affiche une croix de la taille saisie.</text:p>
      <text:p text:style-name="Standard"><text:span text:style-name="T1">//ENTREE :</text:span> Caractère et entier entrés par l'utilisateur.</text:p>
      <text:p text:style-name="Standard"><text:span text:style-name="T1">//SORTIE :</text:span> Dessiner une croix écran</text:p>
      <text:p text:style-name="Standard"/>
      <text:p text:style-name="Standard"><text:span text:style-name="T1">Var : </text:span><text:s text:c="2"/>caract :<text:span text:style-name="T1"> CARACTERE</text:span></text:p>
      <text:p text:style-name="Standard"><text:tab/> taille : <text:s/><text:span text:style-name="T1">ENTIER</text:span></text:p>
      <text:p text:style-name="P1"><text:tab/> <text:s text:c="5"/></text:p>
      <text:p text:style-name="P1"/>
      <text:p text:style-name="P1">DEBUT </text:p>
      <text:p text:style-name="Standard"><text:tab/><text:span text:style-name="T1">ECRIRE</text:span> « Veuillez entrer le catactère de la croix »</text:p>
      <text:p text:style-name="Standard"><text:tab/><text:span text:style-name="T1">LIRE</text:span> caract</text:p>
      <text:p text:style-name="Standard"><text:tab/><text:span text:style-name="T1">ECRIRE</text:span> « Veuillez entrer une taille de croix »</text:p>
      <text:p text:style-name="Standard"><text:tab/><text:span text:style-name="T1">LIRE </text:span>taille</text:p>
      <text:p text:style-name="Standard"><text:tab/><text:span text:style-name="T1">SI</text:span> <text:span text:style-name="T2">taille&lt;0</text:span> <text:span text:style-name="T1">ALORS</text:span></text:p>
      <text:p text:style-name="Standard"><text:tab/><text:span text:style-name="T1"><text:tab/>ECRIRE</text:span> « Erreur une valeur supérieur ou égal à 0 »</text:p>
      <text:p text:style-name="Standard"><text:tab/><text:span text:style-name="T1">FINSI</text:span></text:p>
      <text:p text:style-name="Standard"><text:span text:style-name="T1"><text:tab/>POUR </text:span><text:span text:style-name="T2">i </text:span><text:span text:style-name="T1">DE </text:span><text:span text:style-name="T2">1 <text:s/></text:span><text:span text:style-name="T1">A </text:span><text:span text:style-name="T2"><text:s/>taille </text:span><text:span text:style-name="T1">FAIRE</text:span></text:p>
      <text:p text:style-name="P1"><text:tab/>DEBUT</text:p>
      <text:p text:style-name="Standard"><text:span text:style-name="T1"><text:tab/><text:tab/>FAIRE </text:span><text:span text:style-name="T2">j </text:span><text:span text:style-name="T1">DE</text:span><text:span text:style-name="T2"> 1 </text:span><text:span text:style-name="T1">A </text:span><text:span text:style-name="T2"><text:s/>taille </text:span><text:span text:style-name="T1">FAIRE</text:span></text:p>
      <text:p text:style-name="Standard"><text:span text:style-name="T2"><text:tab/><text:tab/></text:span><text:span text:style-name="T1">DEBUT</text:span><text:span text:style-name="T2"> </text:span></text:p>
      <text:p text:style-name="Standard"><text:span text:style-name="T2"><text:tab/><text:tab/></text:span><text:span text:style-name="T1">SI </text:span><text:span text:style-name="T2">i=j <text:s/></text:span><text:span text:style-name="T1">OU </text:span><text:span text:style-name="T2">j=taille-(i-1) </text:span><text:span text:style-name="T1">ALORS </text:span></text:p>
      <text:p text:style-name="Standard"><text:span text:style-name="T2"><text:tab/><text:tab/><text:tab/></text:span><text:span text:style-name="T1">ECRIRE </text:span><text:span text:style-name="T2">caract</text:span></text:p>
      <text:p text:style-name="Standard"><text:span text:style-name="T2"><text:tab/><text:tab/></text:span><text:span text:style-name="T1">SINON </text:span></text:p>
      <text:p text:style-name="P1"><text:tab/><text:tab/><text:tab/>ECRIRE «  »</text:p>
      <text:p text:style-name="P1"><text:tab/><text:tab/>FINSI</text:p>
      <text:p text:style-name="P1"><text:tab/><text:tab/>FIN</text:p>
      <text:p text:style-name="P1"><text:tab/>FIN</text:p>
      <text:p text:style-name="P1">FIN</text:p>
      <text:p text:style-name="Standard"><text:span text:style-name="T2"><text:tab/><text:tab/></text:span><text:span text:style-name="T1"> </text:span></text:p>
      <text:p text:style-name="P3"><text:tab/><text:tab/><text:tab/></text:p>
      <text:p text:style-name="P3"><text:tab/></text:p>
      <text:p text:style-name="P1"><text:tab/></text:p>
      <text:p text:style-name="P1"><text:tab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34:27.49</meta:creation-date>
    <dc:date>2016-11-14T12:44:18.46</dc:date>
    <meta:editing-duration>PT2H25M41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33" meta:word-count="126" meta:character-count="703"/>
  </office:meta>
</office:document-meta>
</file>